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99in"/>
    </style:style>
    <style:style style:name="co3" style:family="table-column">
      <style:table-column-properties fo:break-before="auto" style:column-width="3.8957in"/>
    </style:style>
    <style:style style:name="co4" style:family="table-column">
      <style:table-column-properties fo:break-before="auto" style:column-width="4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nin's Redemption</text:p>
          </table:table-cell>
          <table:table-cell office:value-type="string" calcext:value-type="string">
            <text:p>res://music/Yugen-Emotional-Ethnic-Music(chosic.com).mp3</text:p>
          </table:table-cell>
          <table:table-cell office:value-type="string" calcext:value-type="string">
            <text:p>res://backgrounds/pexels-abby-chung-1045615.web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ent Serenity</text:p>
          </table:table-cell>
          <table:table-cell office:value-type="string" calcext:value-type="string">
            <text:p>res://music/Yugen-Emotional-Ethnic-Music(chosic.com).mp3</text:p>
          </table:table-cell>
          <table:table-cell office:value-type="string" calcext:value-type="string">
            <text:p>res://backgrounds/pexels-abby-chung-1045615.web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ozen Fortress</text:p>
          </table:table-cell>
          <table:table-cell office:value-type="string" calcext:value-type="string">
            <text:p>res://music/Yugen-Emotional-Ethnic-Music(chosic.com).mp3</text:p>
          </table:table-cell>
          <table:table-cell office:value-type="string" calcext:value-type="string">
            <text:p>res://backgrounds/pexels-abby-chung-1045615.web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spers of the Sakura</text:p>
          </table:table-cell>
          <table:table-cell office:value-type="string" calcext:value-type="string">
            <text:p>res://music/Yugen-Emotional-Ethnic-Music(chosic.com).mp3</text:p>
          </table:table-cell>
          <table:table-cell office:value-type="string" calcext:value-type="string">
            <text:p>res://backgrounds/pexels-evgeny-tchebotarev-2235302.web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urney to the Rising Sun</text:p>
          </table:table-cell>
          <table:table-cell office:value-type="string" calcext:value-type="string">
            <text:p>res://music/yoitrax-ronin(chosic.com).mp3</text:p>
          </table:table-cell>
          <table:table-cell office:value-type="string" calcext:value-type="string">
            <text:p>res://backgrounds/pexels-evgeny-tchebotarev-2235302.webp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mony's Edge</text:p>
          </table:table-cell>
          <table:table-cell office:value-type="string" calcext:value-type="string">
            <text:p>res://music/yoitrax-ronin(chosic.com).mp3</text:p>
          </table:table-cell>
          <table:table-cell office:value-type="string" calcext:value-type="string">
            <text:p>res://backgrounds/pexels-evgeny-tchebotarev-2235302.web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Zen Garden</text:p>
          </table:table-cell>
          <table:table-cell office:value-type="string" calcext:value-type="string">
            <text:p>res://music/yoitrax-ronin(chosic.com).mp3</text:p>
          </table:table-cell>
          <table:table-cell office:value-type="string" calcext:value-type="string">
            <text:p>res://backgrounds/pexels-ryutaro-tsukata-6249546.webp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choes of Edo</text:p>
          </table:table-cell>
          <table:table-cell office:value-type="string" calcext:value-type="string">
            <text:p>res://music/yoitrax-ronin(chosic.com).mp3</text:p>
          </table:table-cell>
          <table:table-cell office:value-type="string" calcext:value-type="string">
            <text:p>res://backgrounds/pexels-ryutaro-tsukata-6249546.web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mpest of Tranquility</text:p>
          </table:table-cell>
          <table:table-cell office:value-type="string" calcext:value-type="string">
            <text:p>res://music/PerituneMaterial_Sakuya(chosic.com).mp3</text:p>
          </table:table-cell>
          <table:table-cell office:value-type="string" calcext:value-type="string">
            <text:p>res://backgrounds/pexels-ryutaro-tsukata-6249546.webp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igmatic Elegance</text:p>
          </table:table-cell>
          <table:table-cell office:value-type="string" calcext:value-type="string">
            <text:p>res://music/PerituneMaterial_Sakuya(chosic.com).mp3</text:p>
          </table:table-cell>
          <table:table-cell office:value-type="string" calcext:value-type="string">
            <text:p>res://backgrounds/pexels-matt-hardy-2031687.webp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adows of the Geisha</text:p>
          </table:table-cell>
          <table:table-cell office:value-type="string" calcext:value-type="string">
            <text:p>res://music/PerituneMaterial_Sakuya(chosic.com).mp3</text:p>
          </table:table-cell>
          <table:table-cell office:value-type="string" calcext:value-type="string">
            <text:p>res://backgrounds/pexels-matt-hardy-2031687.webp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tsune's Dance</text:p>
          </table:table-cell>
          <table:table-cell office:value-type="string" calcext:value-type="string">
            <text:p>res://music/PerituneMaterial_Sakuya(chosic.com).mp3</text:p>
          </table:table-cell>
          <table:table-cell office:value-type="string" calcext:value-type="string">
            <text:p>res://backgrounds/pexels-matt-hardy-2031687.web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ndering Blades</text:p>
          </table:table-cell>
          <table:table-cell office:value-type="string" calcext:value-type="string">
            <text:p>res://music/PerituneMaterial_Sakuya2(chosic.com).mp3</text:p>
          </table:table-cell>
          <table:table-cell office:value-type="string" calcext:value-type="string">
            <text:p>res://backgrounds/pexels-dsd-1829980.webp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wilight's Tale</text:p>
          </table:table-cell>
          <table:table-cell office:value-type="string" calcext:value-type="string">
            <text:p>res://music/PerituneMaterial_Sakuya2(chosic.com).mp3</text:p>
          </table:table-cell>
          <table:table-cell office:value-type="string" calcext:value-type="string">
            <text:p>res://backgrounds/pexels-sunil-poudel-2758567.webp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urai's Solitude</text:p>
          </table:table-cell>
          <table:table-cell office:value-type="string" calcext:value-type="string">
            <text:p>res://music/PerituneMaterial_Sakuya2(chosic.com).mp3</text:p>
          </table:table-cell>
          <table:table-cell office:value-type="string" calcext:value-type="string">
            <text:p>res://backgrounds/pexels-ryutaro-tsukata-5745864.webp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adowed Shogun</text:p>
          </table:table-cell>
          <table:table-cell office:value-type="string" calcext:value-type="string">
            <text:p>res://music/PerituneMaterial_Sakuya3(chosic.com).mp3</text:p>
          </table:table-cell>
          <table:table-cell office:value-type="string" calcext:value-type="string">
            <text:p>res://backgrounds/pexels-tomáš-malík-3408353.webp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Eternal Blossoms</text:p>
          </table:table-cell>
          <table:table-cell office:value-type="string" calcext:value-type="string">
            <text:p>res://music/PerituneMaterial_Sakuya3(chosic.com).mp3</text:p>
          </table:table-cell>
          <table:table-cell office:value-type="string" calcext:value-type="string">
            <text:p>res://backgrounds/pexels-casia-charlie-2425464.webp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Samurai's Fate</text:p>
          </table:table-cell>
          <table:table-cell office:value-type="string" calcext:value-type="string">
            <text:p>res://music/PerituneMaterial_Sakuya3(chosic.com).mp3</text:p>
          </table:table-cell>
          <table:table-cell office:value-type="string" calcext:value-type="string">
            <text:p>res://backgrounds/pexels-leeloo-the-first-5236398.webp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style-name="Default" table:number-columns-repeated="6"/>
          <table:table-cell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22:05:51.6597347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6:03:16.430516136</meta:creation-date>
    <dc:date>2024-05-02T22:23:04.596211131</dc:date>
    <meta:editing-duration>PT13M50S</meta:editing-duration>
    <meta:editing-cycles>2</meta:editing-cycles>
    <meta:generator>LibreOffice/24.2.2.2$Linux_X86_64 LibreOffice_project/420$Build-2</meta:generator>
    <meta:document-statistic meta:table-count="1" meta:cell-count="108" meta:object-count="0"/>
  </office:meta>
</office:document-meta>
</file>